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6.8cm" table:align="margins"/>
    </style:style>
    <style:style style:name="Tabella1.A" style:family="table-column">
      <style:table-column-properties style:column-width="6.8cm" style:rel-column-width="65535*"/>
    </style:style>
    <style:style style:name="Tabella1.1" style:family="table-row">
      <style:table-row-properties style:row-height="3.69cm"/>
    </style:style>
    <style:style style:name="Tabella1.A1" style:family="table-cell">
      <style:table-cell-properties fo:background-color="transparent" fo:padding="0.199cm" fo:border="none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053299" style:font-size-asian="7pt" style:font-weight-asian="normal" style:font-name-complex="Lucida Sans" style:font-size-complex="7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053299" style:font-size-asian="7pt" style:font-weight-asian="normal" style:font-name-complex="Lucida Sans" style:font-size-complex="7pt" style:font-weight-complex="normal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.499cm" fo:margin-right="0.4cm" fo:margin-top="0.058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outline="false" style:text-line-through-style="none" style:text-line-through-type="none" style:text-position="-5% 100%" style:font-name="Arial" fo:font-size="7pt" fo:letter-spacing="-0.012cm" fo:font-style="normal" fo:text-shadow="none" style:text-underline-style="none" fo:font-weight="normal" officeooo:rsid="001f30e1" officeooo:paragraph-rsid="000bac06" style:font-size-asian="7pt" style:font-style-asian="normal" style:font-weight-asian="normal" style:font-name-complex="Lucida Sans" style:font-size-complex="7pt" style:font-style-complex="normal" style:font-weight-complex="normal" style:text-overline-style="none" style:text-overline-color="font-color"/>
    </style:style>
    <style:style style:name="P5" style:family="paragraph" style:parent-style-name="Standard">
      <loext:graphic-properties draw:fill="none"/>
      <style:paragraph-properties fo:margin-left="1cm" fo:margin-right="0.4cm" fo:margin-top="0.058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outline="false" style:text-line-through-style="none" style:text-line-through-type="none" style:text-position="-5% 100%" style:font-name="Arial" fo:font-size="7pt" fo:letter-spacing="-0.012cm" fo:font-style="normal" fo:text-shadow="none" style:text-underline-style="none" fo:font-weight="bold" officeooo:rsid="001f30e1" officeooo:paragraph-rsid="0012c6ee" style:font-size-asian="7pt" style:font-style-asian="normal" style:font-weight-asian="bold" style:font-name-complex="Lucida Sans" style:font-size-complex="7pt" style:font-style-complex="normal" style:font-weight-complex="bold" style:text-overline-style="none" style:text-overline-color="font-color"/>
    </style:style>
    <style:style style:name="P6" style:family="paragraph" style:parent-style-name="Standard">
      <loext:graphic-properties draw:fill="none"/>
      <style:paragraph-properties fo:margin-left="1cm" fo:margin-right="0.6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>
        <style:tab-stops>
          <style:tab-stop style:position="6.629cm"/>
        </style:tab-stops>
      </style:paragraph-properties>
      <style:text-properties fo:color="#221f1f" style:text-outline="false" style:text-line-through-style="none" style:text-line-through-type="none" style:text-position="-5% 100%" style:font-name="FreeMono" fo:font-size="7pt" fo:letter-spacing="-0.012cm" fo:font-style="normal" fo:text-shadow="none" style:text-underline-style="none" fo:font-weight="normal" officeooo:rsid="001f30e1" officeooo:paragraph-rsid="000bac06" style:font-size-asian="7pt" style:font-style-asian="normal" style:font-weight-asian="normal" style:font-name-complex="Lucida Sans" style:font-size-complex="7pt" style:font-style-complex="normal" style:font-weight-complex="normal" style:text-overline-style="none" style:text-overline-color="font-color"/>
    </style:style>
    <style:style style:name="P7" style:family="paragraph" style:parent-style-name="Standard">
      <loext:graphic-properties draw:fill="none"/>
      <style:paragraph-properties fo:margin-left="1cm" fo:margin-right="0.6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>
        <style:tab-stops>
          <style:tab-stop style:position="6.629cm"/>
        </style:tab-stops>
      </style:paragraph-properties>
      <style:text-properties fo:color="#221f1f" style:text-outline="false" style:text-line-through-style="none" style:text-line-through-type="none" style:text-position="-5% 100%" style:font-name="FreeMono" fo:font-size="7pt" fo:letter-spacing="-0.012cm" fo:font-style="normal" fo:text-shadow="none" style:text-underline-style="none" fo:font-weight="normal" officeooo:rsid="001f30e1" officeooo:paragraph-rsid="0020a6f6" style:font-size-asian="7pt" style:font-style-asian="normal" style:font-weight-asian="normal" style:font-name-complex="Lucida Sans" style:font-size-complex="7pt" style:font-style-complex="normal" style:font-weight-complex="normal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loext:rel-width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placeholder text:placeholder-type="text">&lt;for each="line in create_product_tree(o.label_ids)"&gt;</text:placeholder></text:p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4"/>
            <text:p text:style-name="P5"><text:placeholder text:placeholder-type="text">&lt;line.product_id.name&gt;</text:placeholder></text:p>
            <text:p text:style-name="P6"><draw:frame draw:style-name="fr1" draw:name="image: barcode(line.product_id.ean13 or line.product_id.default_code, 'code128')" text:anchor-type="paragraph" svg:x="-0.041cm" svg:y="0.06cm" svg:width="6.401cm" style:rel-width="100%" draw:z-index="0"><draw:text-box fo:min-height="1cm"><text:p text:style-name="P3"/></draw:text-box></draw:frame><text:placeholder text:placeholder-type="text">&lt;line.product_id.ean13&gt;</text:placeholder></text:p>
            <text:p text:style-name="P7"><text:placeholder text:placeholder-type="text">&lt;line.product_id.default_code&gt;</text:placeholder></text:p>
          </table:table-cell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3" fo:column-gap="0.3cm"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12:17:52.972083751</meta:creation-date>
    <dc:date>2019-07-18T09:56:37.209839326</dc:date>
    <meta:editing-duration>PT4H3M9S</meta:editing-duration>
    <meta:editing-cycles>31</meta:editing-cycles>
    <meta:generator>LibreOffice/6.2.4.2$Linux_X86_64 LibreOffice_project/20$Build-2</meta:generator>
    <meta:document-statistic meta:table-count="1" meta:image-count="0" meta:object-count="0" meta:page-count="1" meta:paragraph-count="5" meta:word-count="8" meta:character-count="134" meta:non-whitespace-character-count="131"/>
  </office:meta>
</office:document-meta>
</file>